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D000000F8D7D7BC6E081F6683.png" manifest:media-type="image/png"/>
  <manifest:file-entry manifest:full-path="Pictures/1000020100000384000000E759D8A1F420A3A8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89c" officeooo:paragraph-rsid="0015f89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5<text:span text:style-name="T1">th</text:span> October, 2020</text:p>
      <text:p text:style-name="P1">Name: Koushik Sahu</text:p>
      <text:p text:style-name="P1">Roll no: 118CS0597</text:p>
      <text:p text:style-name="P1"/>
      <text:p text:style-name="P1">1.</text:p>
      <text:p text:style-name="P1"/>
      <text:p text:style-name="P1"><draw:frame draw:style-name="fr1" draw:name="Image1" text:anchor-type="char" svg:width="17cm" svg:height="4.362cm" draw:z-index="0"><draw:image xlink:href="Pictures/1000020100000384000000E759D8A1F420A3A82E.png" xlink:type="simple" xlink:show="embed" xlink:actuate="onLoad" loext:mime-type="image/png"/></draw:frame><text:line-break/>2.</text:p>
      <text:p text:style-name="P1"/>
      <text:p text:style-name="P1"><draw:frame draw:style-name="fr1" draw:name="Image2" text:anchor-type="char" svg:width="17cm" svg:height="4.637cm" draw:z-index="1"><draw:image xlink:href="Pictures/100002010000038D000000F8D7D7BC6E081F66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4:50:44.917458522</meta:creation-date>
    <dc:date>2020-10-05T14:55:32.123208081</dc:date>
    <meta:editing-duration>PT4M49S</meta:editing-duration>
    <meta:editing-cycles>1</meta:editing-cycles>
    <meta:document-statistic meta:table-count="0" meta:image-count="2" meta:object-count="0" meta:page-count="1" meta:paragraph-count="5" meta:word-count="12" meta:character-count="64" meta:non-whitespace-character-count="56"/>
    <meta:generator>LibreOffice/6.4.6.2$Linux_X86_64 LibreOffice_project/40$Build-2</meta:generator>
  </office:meta>
</office:document-meta>
</file>